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6.496cm"/>
    </style:style>
    <style:style style:name="co4" style:family="table-column">
      <style:table-column-properties fo:break-before="auto" style:column-width="4.74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583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473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CRN</text:p>
          </table:table-cell>
          <table:table-cell office:value-type="string">
            <text:p>Title</text:p>
          </table:table-cell>
          <table:table-cell office:value-type="string">
            <text:p>Duration</text:p>
          </table:table-cell>
          <table:table-cell office:value-type="string">
            <text:p>Credits</text:p>
          </table:table-cell>
          <table:table-cell office:value-type="string">
            <text:p><text:s/>Location</text:p>
          </table:table-cell>
          <table:table-cell office:value-type="string">
            <text:p><text:s/>Status</text:p>
          </table:table-cell>
          <table:table-cell table:number-columns-repeated="14"/>
        </table:table-row>
        <table:table-row table:style-name="ro1">
          <table:table-cell office:value-type="string">
            <text:p>MATH 3820 - A01</text:p>
          </table:table-cell>
          <table:table-cell office:value-type="float" office:value="20936">
            <text:p>20936</text:p>
          </table:table-cell>
          <table:table-cell office:value-type="string">
            <text:p>Introduction to Mathematical Modelling</text:p>
          </table:table-cell>
          <table:table-cell office:value-type="string">
            <text:p>Jan 06, 2009 - Apr 09, 2009</text:p>
          </table:table-cell>
          <table:table-cell office:value-type="float" office:value="3">
            <text:p>3</text:p>
          </table:table-cell>
          <table:table-cell office:value-type="string">
            <text:p>MACHRAY HALL Rm: 415</text:p>
          </table:table-cell>
          <table:table-cell office:value-type="string">
            <text:p>Active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Maximum</text:p>
          </table:table-cell>
          <table:table-cell office:value-type="string">
            <text:p>Actual</text:p>
          </table:table-cell>
          <table:table-cell office:value-type="string">
            <text:p>Remaining</text:p>
          </table:table-cell>
          <table:table-cell table:number-columns-repeated="17"/>
        </table:table-row>
        <table:table-row table:style-name="ro1">
          <table:table-cell office:value-type="string">
            <text:p>Enrollment: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Record Number</text:p>
          </table:table-cell>
          <table:table-cell office:value-type="string">
            <text:p>Student Name</text:p>
          </table:table-cell>
          <table:table-cell office:value-type="string">
            <text:p>ID</text:p>
          </table:table-cell>
          <table:table-cell office:value-type="string">
            <text:p>Reg Status</text:p>
          </table:table-cell>
          <table:table-cell office:value-type="string">
            <text:p>Grade Mode/AutoGrade</text:p>
          </table:table-cell>
          <table:table-cell office:value-type="string">
            <text:p>Level</text:p>
          </table:table-cell>
          <table:table-cell office:value-type="string">
            <text:p>Degree</text:p>
          </table:table-cell>
          <table:table-cell office:value-type="string">
            <text:p>Program</text:p>
          </table:table-cell>
          <table:table-cell office:value-type="string">
            <text:p>Major</text:p>
          </table:table-cell>
          <table:table-cell office:value-type="string">
            <text:p>Class</text:p>
          </table:table-cell>
          <table:table-cell office:value-type="string">
            <text:p>Telephone</text:p>
          </table:table-cell>
          <table:table-cell office:value-type="string">
            <text:p>Email</text:p>
          </table:table-cell>
          <table:table-cell office:value-type="string">
            <text:p>HW1 /5</text:p>
          </table:table-cell>
          <table:table-cell office:value-type="string">
            <text:p>HW2 /5</text:p>
          </table:table-cell>
          <table:table-cell office:value-type="string">
            <text:p>HW3 /5</text:p>
          </table:table-cell>
          <table:table-cell office:value-type="string">
            <text:p>HW Avg</text:p>
          </table:table-cell>
          <table:table-cell office:value-type="string">
            <text:p>Test</text:p>
          </table:table-cell>
          <table:table-cell office:value-type="string">
            <text:p>Final /100</text:p>
          </table:table-cell>
          <table:table-cell office:value-type="string">
            <text:p>Project</text:p>
          </table:table-cell>
          <table:table-cell office:value-type="string">
            <text:p>Overall mark</text:p>
          </table:table-cell>
          <table:table-cell office:value-type="string">
            <text:p>Overall letter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ebel, Peter M. </text:p>
          </table:table-cell>
          <table:table-cell office:value-type="float" office:value="6748775">
            <text:p>6748775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ematics</text:p>
          </table:table-cell>
          <table:table-cell office:value-type="string">
            <text:p>Year 1</text:p>
          </table:table-cell>
          <table:table-cell office:value-type="string">
            <text:p>204 282-8362</text:p>
          </table:table-cell>
          <table:table-cell office:value-type="string">
            <text:p>halfbadger@hotmail.com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[.M11]+[.N11]+[.O11])/3" office:value-type="float" office:value="1.66666666666667">
            <text:p>1.67</text:p>
          </table:table-cell>
          <table:table-cell/>
          <table:table-cell office:value-type="float" office:value="58">
            <text:p>5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achuta, Amanda C. </text:p>
          </table:table-cell>
          <table:table-cell office:value-type="float" office:value="6800515">
            <text:p>6800515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ematics</text:p>
          </table:table-cell>
          <table:table-cell office:value-type="string">
            <text:p>Year 4</text:p>
          </table:table-cell>
          <table:table-cell office:value-type="string">
            <text:p>204 667-4849</text:p>
          </table:table-cell>
          <table:table-cell office:value-type="string">
            <text:p>umlachut@cc.umanitoba.ca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[.M12]+[.N12]+[.O12])/3" office:value-type="float" office:value="1.66666666666667">
            <text:p>1.67</text:p>
          </table:table-cell>
          <table:table-cell/>
          <table:table-cell office:value-type="float" office:value="76">
            <text:p>76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acoursiere, Peter D. </text:p>
          </table:table-cell>
          <table:table-cell office:value-type="float" office:value="7600166">
            <text:p>7600166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Undeclared</text:p>
          </table:table-cell>
          <table:table-cell office:value-type="string">
            <text:p>Engineering-Undeclared</text:p>
          </table:table-cell>
          <table:table-cell office:value-type="string">
            <text:p>Undeclared</text:p>
          </table:table-cell>
          <table:table-cell office:value-type="string">
            <text:p>Year 2</text:p>
          </table:table-cell>
          <table:table-cell office:value-type="string">
            <text:p>204 219-4544</text:p>
          </table:table-cell>
          <table:table-cell office:value-type="string">
            <text:p>umlacoup@cc.umanitoba.ca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[.M13]+[.N13]+[.O13])/3" office:value-type="float" office:value="1.66666666666667">
            <text:p>1.67</text:p>
          </table:table-cell>
          <table:table-cell/>
          <table:table-cell office:value-type="float" office:value="65">
            <text:p>65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cFarlane, Craig </text:p>
          </table:table-cell>
          <table:table-cell office:value-type="float" office:value="6850806">
            <text:p>6850806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Hons.)</text:p>
          </table:table-cell>
          <table:table-cell office:value-type="string">
            <text:p>Science-BSc Honours</text:p>
          </table:table-cell>
          <table:table-cell office:value-type="string">
            <text:p>Zoology</text:p>
          </table:table-cell>
          <table:table-cell office:value-type="string">
            <text:p>Year 4</text:p>
          </table:table-cell>
          <table:table-cell office:value-type="string">
            <text:p>204 880-7085</text:p>
          </table:table-cell>
          <table:table-cell office:value-type="string">
            <text:p>ummcfarc@cc.umanitoba.ca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([.M14]+[.N14]+[.O14])/3" office:value-type="float" office:value="1.66666666666667">
            <text:p>1.67</text:p>
          </table:table-cell>
          <table:table-cell/>
          <table:table-cell office:value-type="float" office:value="73">
            <text:p>73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Ye, Xiao M. </text:p>
          </table:table-cell>
          <table:table-cell office:value-type="float" office:value="6811430">
            <text:p>6811430</text:p>
          </table:table-cell>
          <table:table-cell office:value-type="string">
            <text:p>Registered Web</text:p>
          </table:table-cell>
          <table:table-cell/>
          <table:table-cell office:value-type="string">
            <text:p>Undergraduate</text:p>
          </table:table-cell>
          <table:table-cell office:value-type="string">
            <text:p>B.Sc.(Maj.)</text:p>
          </table:table-cell>
          <table:table-cell office:value-type="string">
            <text:p>Science-BSc Major</text:p>
          </table:table-cell>
          <table:table-cell office:value-type="string">
            <text:p>Applied Mathematics</text:p>
          </table:table-cell>
          <table:table-cell office:value-type="string">
            <text:p>Year 1</text:p>
          </table:table-cell>
          <table:table-cell office:value-type="string">
            <text:p>N/A</text:p>
          </table:table-cell>
          <table:table-cell office:value-type="string">
            <text:p>kittb1943@hotmail.com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([.M15]+[.N15]+[.O15])/3" office:value-type="float" office:value="1.33333333333333">
            <text:p>1.33</text:p>
          </table:table-cell>
          <table:table-cell/>
          <table:table-cell office:value-type="float" office:value="91">
            <text:p>9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29/04/2009</text:date>, <text:time>21:0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creator>Julien Arino</dc:creator>
    <dc:date>2009-04-29T21:01:17.08</dc:date>
    <meta:editing-cycles>3</meta:editing-cycles>
    <meta:editing-duration>PT00H06M29S</meta:editing-duration>
    <meta:document-statistic meta:table-count="1" meta:cell-count="122" meta:object-count="0"/>
    <meta:user-defined meta:name="Info 1"/>
    <meta:user-defined meta:name="Info 2"/>
    <meta:user-defined meta:name="Info 3"/>
    <meta:user-defined meta:name="Info 4"/>
  </office:meta>
</office:document-meta>
</file>